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numpy as np</text:p>
      <text:p text:style-name="Standard">import seaborn as sns</text:p>
      <text:p text:style-name="Standard">import matplotlib.pyplot as plt</text:p>
      <text:p text:style-name="Standard">from sklearn.model_selection import train_test_split</text:p>
      <text:p text:style-name="Standard">from sklearn.linear_model import LinearRegression</text:p>
      <text:p text:style-name="Standard">from sklearn.metrics import mean_absolute_error, mean_squared_error, r2_score</text:p>
      <text:p text:style-name="Standard"/>
      <text:p text:style-name="Standard"># Load Dataset</text:p>
      <text:p text:style-name="Standard">df = pd.read_csv("trip.csv")</text:p>
      <text:p text:style-name="Standard"/>
      <text:p text:style-name="Standard"># Inspect the dataset</text:p>
      <text:p text:style-name="Standard">print(df.info())</text:p>
      <text:p text:style-name="Standard">print(df.describe())</text:p>
      <text:p text:style-name="Standard"/>
      <text:p text:style-name="Standard"># Handling missing values</text:p>
      <text:p text:style-name="Standard">df = df.dropna()</text:p>
      <text:p text:style-name="Standard"/>
      <text:p text:style-name="Standard"># Feature Engineering: Extract datetime components</text:p>
      <text:p text:style-name="Standard">df['Trip Start Timestamp'] = pd.to_datetime(df['Trip Start Timestamp'])</text:p>
      <text:p text:style-name="Standard">df['start_hour'] = df['Trip Start Timestamp'].dt.hour</text:p>
      <text:p text:style-name="Standard">df['start_day'] = df['Trip Start Timestamp'].dt.dayofweek <text:s/># 0 = Monday, 6 = Sunday</text:p>
      <text:p text:style-name="Standard">df['start_month'] = df['Trip Start Timestamp'].dt.month</text:p>
      <text:p text:style-name="Standard"/>
      <text:p text:style-name="Standard"># Create Speed Feature (mph)</text:p>
      <text:p text:style-name="Standard">df['speed_mph'] = df['Trip Miles'] / (df['Trip Seconds'] / 3600)</text:p>
      <text:p text:style-name="Standard">df['speed_mph'].fillna(0, inplace=True) <text:s/># Replace NaNs with 0 (for zero-duration trips)</text:p>
      <text:p text:style-name="Standard"/>
      <text:p text:style-name="Standard"># Log Transform for Skewed Features</text:p>
      <text:p text:style-name="Standard">df['log_trip_miles'] = np.log1p(df['Trip Miles'])</text:p>
      <text:p text:style-name="Standard">df['log_fare'] = np.log1p(df['Fare'])</text:p>
      <text:p text:style-name="Standard"/>
      <text:p text:style-name="Standard"># One-Hot Encoding for Categorical Variables</text:p>
      <text:p text:style-name="Standard">df = pd.get_dummies(df, columns=['Payment Type'], drop_first=True)</text:p>
      <text:p text:style-name="Standard"/>
      <text:p text:style-name="Standard"># Interaction Feature</text:p>
      <text:p text:style-name="Standard">df['trip_miles_x_speed'] = df['Trip Miles'] * df['speed_mph']</text:p>
      <text:p text:style-name="Standard"/>
      <text:p text:style-name="Standard"># Selecting Relevant Features</text:p>
      <text:p text:style-name="Standard">X = df[['Trip Seconds', 'Trip Miles', 'speed_mph', 'start_hour', 'start_day', 'start_month', 'log_trip_miles', 'trip_miles_x_speed']]</text:p>
      <text:p text:style-name="Standard">y = df['Fare']</text:p>
      <text:p text:style-name="Standard"/>
      <text:p text:style-name="Standard"># Splitting Dataset</text:p>
      <text:p text:style-name="Standard">X_train, X_test, y_train, y_test = train_test_split(X, y, test_size=0.2, random_state=42)</text:p>
      <text:p text:style-name="Standard"/>
      <text:p text:style-name="Standard"># Building Linear Regression Model</text:p>
      <text:p text:style-name="Standard">model = LinearRegression()</text:p>
      <text:p text:style-name="Standard">model.fit(X_train, y_train)</text:p>
      <text:p text:style-name="Standard"/>
      <text:p text:style-name="Standard"># Predictions</text:p>
      <text:p text:style-name="Standard">y_pred = model.predict(X_test)</text:p>
      <text:p text:style-name="Standard"><text:soft-page-break/></text:p>
      <text:p text:style-name="Standard"># Model Evaluation</text:p>
      <text:p text:style-name="Standard">mae = mean_absolute_error(y_test, y_pred)</text:p>
      <text:p text:style-name="Standard">mse = mean_squared_error(y_test, y_pred)</text:p>
      <text:p text:style-name="Standard">r2 = r2_score(y_test, y_pred)</text:p>
      <text:p text:style-name="Standard">adj_r2 = 1 - (1-r2) * (len(y_test) - 1) / (len(y_test) - X_test.shape[1] - 1)</text:p>
      <text:p text:style-name="Standard"/>
      <text:p text:style-name="Standard">print(f"MAE: {mae}")</text:p>
      <text:p text:style-name="Standard">print(f"MSE: {mse}")</text:p>
      <text:p text:style-name="Standard">print(f"R² Score: {r2}")</text:p>
      <text:p text:style-name="Standard">print(f"Adjusted R² Score: {adj_r2}")</text:p>
      <text:p text:style-name="Standard"/>
      <text:p text:style-name="Standard"># Visualizing Residuals</text:p>
      <text:p text:style-name="Standard">sns.histplot(y_test - y_pred, bins=30, kde=True)</text:p>
      <text:p text:style-name="Standard">plt.xlabel("Residuals")</text:p>
      <text:p text:style-name="Standard">plt.title("Residuals Distribution"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28:56.681249239</meta:creation-date>
    <dc:date>2025-02-05T12:29:44.650022034</dc:date>
    <meta:editing-duration>PT48S</meta:editing-duration>
    <meta:editing-cycles>1</meta:editing-cycles>
    <meta:document-statistic meta:table-count="0" meta:image-count="0" meta:object-count="0" meta:page-count="2" meta:paragraph-count="53" meta:word-count="243" meta:character-count="2071" meta:non-whitespace-character-count="1881"/>
    <meta:generator>LibreOffice/7.3.7.2$Linux_X86_64 LibreOffice_project/30$Build-2</meta:generator>
  </office:meta>
</office:document-meta>
</file>